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hatch" draw:fill-hatch-name="Red_20_Crossed_20_45_20_Degrees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2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2.0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4.2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2.6cm" svg:y="18cm">
          <draw:text-box>
            <text:p text:style-name="P4"><text:span text:style-name="T1">T</text:span><text:span text:style-name="T2">1</text:span><text:span text:style-name="T1">, P</text:span><text:span text:style-name="T2">1</text:span><text:span text:style-name="T1">, V</text:span><text:span text:style-name="T2">1</text:span><text:span text:style-name="T3">, n</text:span></text:p>
          </draw:text-box>
        </draw:frame>
        <draw:custom-shape draw:style-name="gr1" draw:text-style-name="P1" draw:layer="layout" svg:width="4.8cm" svg:height="10.4cm" svg:x="7.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7.814cm" svg:y="17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0.058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8.4cm" svg:y="18cm">
          <draw:text-box>
            <text:p text:style-name="P4"><text:span text:style-name="T1">T</text:span><text:span text:style-name="T2">2</text:span><text:span text:style-name="T1">, P</text:span><text:span text:style-name="T2">2</text:span><text:span text:style-name="T1">, V</text:span><text:span text:style-name="T2">2</text:span><text:span text:style-name="T3">, n</text:span></text:p>
          </draw:text-box>
        </draw:frame>
        <draw:custom-shape draw:style-name="gr1" draw:text-style-name="P1" draw:layer="layout" svg:width="4.8cm" svg:height="10.4cm" svg:x="13.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13.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13.6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5.8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14.2cm" svg:y="18cm">
          <draw:text-box>
            <text:p text:style-name="P4"><text:span text:style-name="T1">T</text:span><text:span text:style-name="T2">3</text:span><text:span text:style-name="T1">, P</text:span><text:span text:style-name="T2">3</text:span><text:span text:style-name="T1">, V</text:span><text:span text:style-name="T2">3</text:span><text:span text:style-name="T3">, n</text:span></text:p>
          </draw:text-box>
        </draw:frame>
        <draw:custom-shape draw:style-name="gr2" draw:text-style-name="P2" draw:layer="layout" svg:width="0.8cm" svg:height="12cm" svg:x="18.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cm" svg:x="18.8cm" svg:y="18.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13cm" svg:height="0.962cm" svg:x="3.023cm" svg:y="7.168cm">
          <draw:text-box>
            <text:p>State 1</text:p>
          </draw:text-box>
        </draw:frame>
        <draw:frame draw:style-name="gr6" draw:text-style-name="P7" draw:layer="layout" svg:width="2.513cm" svg:height="0.962cm" svg:x="8.924cm" svg:y="7.168cm">
          <draw:text-box>
            <text:p>State 2</text:p>
          </draw:text-box>
        </draw:frame>
        <draw:frame draw:style-name="gr6" draw:text-style-name="P7" draw:layer="layout" svg:width="2.513cm" svg:height="0.962cm" svg:x="14.625cm" svg:y="7.168cm">
          <draw:text-box>
            <text:p>State 3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6-12-23T22:58:44.907795789</dc:date>
    <meta:editing-duration>PT5M31S</meta:editing-duration>
    <meta:editing-cycles>5</meta:editing-cycles>
    <meta:generator>LibreOffice/5.1.4.2$Linux_X86_64 LibreOffice_project/10m0$Build-2</meta:generator>
    <meta:document-statistic meta:object-count="44"/>
  </office:meta>
</office:document-meta>
</file>